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4.738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4.276cm"/>
    </style:style>
    <style:style style:name="co9" style:family="table-column">
      <style:table-column-properties fo:break-before="auto" style:column-width="4.955cm"/>
    </style:style>
    <style:style style:name="co10" style:family="table-column">
      <style:table-column-properties fo:break-before="auto" style:column-width="3.838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6.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1c1c1c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EMP NO</text:p>
          </table:table-cell>
          <table:table-cell table:style-name="ce1" office:value-type="string" calcext:value-type="string">
            <text:p>EMP NAME</text:p>
          </table:table-cell>
          <table:table-cell table:style-name="ce1" office:value-type="string" calcext:value-type="string">
            <text:p>DESIGNATIN</text:p>
          </table:table-cell>
          <table:table-cell table:style-name="ce1" office:value-type="string" calcext:value-type="string">
            <text:p>DEPT NO</text:p>
          </table:table-cell>
          <table:table-cell table:style-name="ce1" office:value-type="string" calcext:value-type="string">
            <text:p>DOJ</text:p>
          </table:table-cell>
          <table:table-cell table:style-name="ce1" office:value-type="string" calcext:value-type="string">
            <text:p>BASIC SALARY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HRA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NET PA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inod</text:p>
          </table:table-cell>
          <table:table-cell office:value-type="string" calcext:value-type="string">
            <text:p>manager</text:p>
          </table:table-cell>
          <table:table-cell office:value-type="float" office:value="10" calcext:value-type="float">
            <text:p>10</text:p>
          </table:table-cell>
          <table:table-cell office:value-type="date" office:date-value="2010-12-12" calcext:value-type="date">
            <text:p>12/12/10</text:p>
          </table:table-cell>
          <table:table-cell office:value-type="float" office:value="25000" calcext:value-type="float">
            <text:p>25000</text:p>
          </table:table-cell>
          <table:table-cell table:formula="of:=[.F2]*40%" office:value-type="float" office:value="10000" calcext:value-type="float">
            <text:p>10000</text:p>
          </table:table-cell>
          <table:table-cell table:formula="of:=[.F2]*15%" office:value-type="float" office:value="3750" calcext:value-type="float">
            <text:p>3750</text:p>
          </table:table-cell>
          <table:table-cell table:formula="of:=[.F2]*12.67%" office:value-type="float" office:value="3167.5" calcext:value-type="float">
            <text:p>3167.5</text:p>
          </table:table-cell>
          <table:table-cell table:formula="of:=[.F2]+[.G2]+[.H2]" office:value-type="float" office:value="38750" calcext:value-type="float">
            <text:p>38750</text:p>
          </table:table-cell>
          <table:table-cell table:formula="of:=[.J2]-[.I2]" office:value-type="float" office:value="35582.5" calcext:value-type="float">
            <text:p>35582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Dy.manager</text:p>
          </table:table-cell>
          <table:table-cell office:value-type="float" office:value="40" calcext:value-type="float">
            <text:p>40</text:p>
          </table:table-cell>
          <table:table-cell office:value-type="date" office:date-value="2011-02-20" calcext:value-type="date">
            <text:p>20/02/11</text:p>
          </table:table-cell>
          <table:table-cell office:value-type="float" office:value="20000" calcext:value-type="float">
            <text:p>20000</text:p>
          </table:table-cell>
          <table:table-cell table:formula="of:=[.F3]*40%" office:value-type="float" office:value="8000" calcext:value-type="float">
            <text:p>8000</text:p>
          </table:table-cell>
          <table:table-cell table:formula="of:=[.F3]*15%" office:value-type="float" office:value="3000" calcext:value-type="float">
            <text:p>3000</text:p>
          </table:table-cell>
          <table:table-cell table:formula="of:=[.F3]*12.67%" office:value-type="float" office:value="2534" calcext:value-type="float">
            <text:p>2534</text:p>
          </table:table-cell>
          <table:table-cell table:formula="of:=[.F3]+[.G3]+[.H3]" office:value-type="float" office:value="31000" calcext:value-type="float">
            <text:p>31000</text:p>
          </table:table-cell>
          <table:table-cell table:formula="of:=[.J3]-[.I3]" office:value-type="float" office:value="28466" calcext:value-type="float">
            <text:p>284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inesh</text:p>
          </table:table-cell>
          <table:table-cell office:value-type="string" calcext:value-type="string">
            <text:p>programmer</text:p>
          </table:table-cell>
          <table:table-cell office:value-type="float" office:value="0" calcext:value-type="float">
            <text:p>0</text:p>
          </table:table-cell>
          <table:table-cell office:value-type="date" office:date-value="2010-03-22" calcext:value-type="date">
            <text:p>22/03/10</text:p>
          </table:table-cell>
          <table:table-cell office:value-type="float" office:value="18000" calcext:value-type="float">
            <text:p>18000</text:p>
          </table:table-cell>
          <table:table-cell table:formula="of:=[.F4]*40%" office:value-type="float" office:value="7200" calcext:value-type="float">
            <text:p>7200</text:p>
          </table:table-cell>
          <table:table-cell table:formula="of:=[.F4]*15%" office:value-type="float" office:value="2700" calcext:value-type="float">
            <text:p>2700</text:p>
          </table:table-cell>
          <table:table-cell table:formula="of:=[.F4]*12.67%" office:value-type="float" office:value="2280.6" calcext:value-type="float">
            <text:p>2280.6</text:p>
          </table:table-cell>
          <table:table-cell table:formula="of:=[.F4]+[.G4]+[.H4]" office:value-type="float" office:value="27900" calcext:value-type="float">
            <text:p>27900</text:p>
          </table:table-cell>
          <table:table-cell table:formula="of:=[.J4]-[.I4]" office:value-type="float" office:value="25619.4" calcext:value-type="float">
            <text:p>25619.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atheesh</text:p>
          </table:table-cell>
          <table:table-cell office:value-type="string" calcext:value-type="string">
            <text:p>MKTG.officer</text:p>
          </table:table-cell>
          <table:table-cell office:value-type="float" office:value="40" calcext:value-type="float">
            <text:p>40</text:p>
          </table:table-cell>
          <table:table-cell office:value-type="date" office:date-value="2011-04-01" calcext:value-type="date">
            <text:p>01/04/11</text:p>
          </table:table-cell>
          <table:table-cell office:value-type="float" office:value="15000" calcext:value-type="float">
            <text:p>15000</text:p>
          </table:table-cell>
          <table:table-cell table:formula="of:=[.F5]*40%" office:value-type="float" office:value="6000" calcext:value-type="float">
            <text:p>6000</text:p>
          </table:table-cell>
          <table:table-cell table:formula="of:=[.F5]*15%" office:value-type="float" office:value="2250" calcext:value-type="float">
            <text:p>2250</text:p>
          </table:table-cell>
          <table:table-cell table:formula="of:=[.F5]*12.67%" office:value-type="float" office:value="1900.5" calcext:value-type="float">
            <text:p>1900.5</text:p>
          </table:table-cell>
          <table:table-cell table:formula="of:=[.F5]+[.G5]+[.H5]" office:value-type="float" office:value="23250" calcext:value-type="float">
            <text:p>23250</text:p>
          </table:table-cell>
          <table:table-cell table:formula="of:=[.J5]-[.I5]" office:value-type="float" office:value="21349.5" calcext:value-type="float">
            <text:p>21349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jith</text:p>
          </table:table-cell>
          <table:table-cell office:value-type="string" calcext:value-type="string">
            <text:p>Accountant</text:p>
          </table:table-cell>
          <table:table-cell office:value-type="float" office:value="10" calcext:value-type="float">
            <text:p>10</text:p>
          </table:table-cell>
          <table:table-cell office:value-type="date" office:date-value="2014-09-20" calcext:value-type="date">
            <text:p>20/09/14</text:p>
          </table:table-cell>
          <table:table-cell office:value-type="float" office:value="12000" calcext:value-type="float">
            <text:p>12000</text:p>
          </table:table-cell>
          <table:table-cell table:formula="of:=[.F6]*40%" office:value-type="float" office:value="4800" calcext:value-type="float">
            <text:p>4800</text:p>
          </table:table-cell>
          <table:table-cell table:formula="of:=[.F6]*15%" office:value-type="float" office:value="1800" calcext:value-type="float">
            <text:p>1800</text:p>
          </table:table-cell>
          <table:table-cell table:formula="of:=[.F6]*12.67%" office:value-type="float" office:value="1520.4" calcext:value-type="float">
            <text:p>1520.4</text:p>
          </table:table-cell>
          <table:table-cell table:formula="of:=[.F6]+[.G6]+[.H6]" office:value-type="float" office:value="18600" calcext:value-type="float">
            <text:p>18600</text:p>
          </table:table-cell>
          <table:table-cell table:formula="of:=[.J6]-[.I6]" office:value-type="float" office:value="17079.6" calcext:value-type="float">
            <text:p>17079.6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TEM NO</text:p>
          </table:table-cell>
          <table:table-cell table:style-name="ce1" office:value-type="string" calcext:value-type="string">
            <text:p>NO.F ITEMS</text:p>
          </table:table-cell>
          <table:table-cell table:style-name="ce1" office:value-type="string" calcext:value-type="string">
            <text:p>ITEM PRIC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TOTAL PRICE BEFORE TAX</text:p>
          </table:table-cell>
          <table:table-cell table:style-name="ce1" office:value-type="string" calcext:value-type="string">
            <text:p>TOTAL PRICE AFTER TAX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21" calcext:value-type="float">
            <text:p>3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[.C2]+[.D2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25" calcext:value-type="float">
            <text:p>4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[.C3]+[.D3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[.C4]+[.D4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[.C5]+[.D5]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21" calcext:value-type="float">
            <text:p>72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[.C6]+[.D6]" office:value-type="float" office:value="132" calcext:value-type="float">
            <text:p>132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Count of item</text:p>
          </table:table-cell>
          <table:covered-table-cell/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average tax</text:p>
          </table:table-cell>
          <table:covered-table-cell/>
          <table:table-cell table:formula="of:=AVERAGE([.D2:.D6])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minimum item price</text:p>
          </table:table-cell>
          <table:covered-table-cell/>
          <table:table-cell table:formula="of:=MIN([.C2:.C6]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minimum of total price after tax</text:p>
          </table:table-cell>
          <table:covered-table-cell/>
          <table:table-cell table:formula="of:=MIN([.F2:.F6])" office:value-type="float" office:value="130" calcext:value-type="float">
            <text:p>130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OLL NO 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RK 1</text:p>
          </table:table-cell>
          <table:table-cell table:style-name="ce1" office:value-type="string" calcext:value-type="string">
            <text:p>MARK 2</text:p>
          </table:table-cell>
          <table:table-cell table:style-name="ce1" office:value-type="string" calcext:value-type="string">
            <text:p>MARK 3</text:p>
          </table:table-cell>
          <table:table-cell table:style-name="ce1" office:value-type="string" calcext:value-type="string">
            <text:p>MARK 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ajeesh 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iyesh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inesh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hanesh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gesh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5])" office:value-type="float" office:value="80.25" calcext:value-type="float">
            <text:p>80.25</text:p>
          </table:table-cell>
          <table:table-cell table:formula="of:=AVERAGE([.D2:.D5])" office:value-type="float" office:value="79.25" calcext:value-type="float">
            <text:p>79.25</text:p>
          </table:table-cell>
          <table:table-cell table:formula="of:=AVERAGE([.E2:.E5])" office:value-type="float" office:value="65" calcext:value-type="float">
            <text:p>65</text:p>
          </table:table-cell>
          <table:table-cell table:formula="of:=AVERAGE([.F2:.F5])" office:value-type="float" office:value="76.25" calcext:value-type="float">
            <text:p>76.25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formula="of:=MODE([.C2:.C6])" office:value-type="float" office:value="82" calcext:value-type="float">
            <text:p>82</text:p>
          </table:table-cell>
          <table:table-cell table:formula="of:=MODE([.D2:.D6])" office:value-type="string" office:string-value="" calcext:value-type="error">
            <text:p>#VALUE!</text:p>
          </table:table-cell>
          <table:table-cell table:formula="of:=MODE([.E2:.E6])" office:value-type="float" office:value="64" calcext:value-type="float">
            <text:p>64</text:p>
          </table:table-cell>
          <table:table-cell table:formula="of:=MODE([.F2:.F6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formula="of:=MEDIAN([.C2:.C6])/5" office:value-type="float" office:value="16.4" calcext:value-type="float">
            <text:p>16.4</text:p>
          </table:table-cell>
          <table:table-cell table:formula="of:=MEDIAN([.D2:.D6])/5" office:value-type="float" office:value="17.8" calcext:value-type="float">
            <text:p>17.8</text:p>
          </table:table-cell>
          <table:table-cell table:formula="of:=MEDIAN([.E2:.E6])/5" office:value-type="float" office:value="12.8" calcext:value-type="float">
            <text:p>12.8</text:p>
          </table:table-cell>
          <table:table-cell table:formula="of:=MEDIAN([.F2:.F6])/5" office:value-type="float" office:value="13.8" calcext:value-type="float">
            <text:p>13.8</text:p>
          </table:table-cell>
        </table:table-row>
        <table:table-row table:style-name="ro1">
          <table:table-cell/>
          <table:table-cell table:style-name="ce3" office:value-type="string" calcext:value-type="string">
            <text:p>standard deviation</text:p>
          </table:table-cell>
          <table:table-cell table:formula="of:=STDEV([.C2:.C6])" office:value-type="float" office:value="10.1094015648801" calcext:value-type="float">
            <text:p>10.1094015648801</text:p>
          </table:table-cell>
          <table:table-cell table:formula="of:=STDEV([.D2:.D6])" office:value-type="float" office:value="17.6550276125527" calcext:value-type="float">
            <text:p>17.6550276125527</text:p>
          </table:table-cell>
          <table:table-cell table:formula="of:=STDEV([.E2:.E6])" office:value-type="float" office:value="1.6431676725155" calcext:value-type="float">
            <text:p>1.6431676725155</text:p>
          </table:table-cell>
          <table:table-cell table:formula="of:=STDEV([.F2:.F6])" office:value-type="float" office:value="14.7715943621533" calcext:value-type="float">
            <text:p>14.7715943621533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5"/>
        <table:table-column table:style-name="co13" table:default-cell-style-name="ce5"/>
        <table:table-row table:style-name="ro1">
          <table:table-cell table:style-name="ce4" office:value-type="string" calcext:value-type="string">
            <text:p>ITEM CODE</text:p>
          </table:table-cell>
          <table:table-cell table:style-name="ce4" office:value-type="string" calcext:value-type="string">
            <text:p>NAME OF THE ITEM</text:p>
          </table:table-cell>
          <table:table-cell table:style-name="ce4" office:value-type="string" calcext:value-type="string">
            <text:p>OPENING STOCK (IN QTY)</text:p>
          </table:table-cell>
          <table:table-cell table:style-name="ce4" office:value-type="string" calcext:value-type="string">
            <text:p>PURCHASE(IN QTY0)</text:p>
          </table:table-cell>
          <table:table-cell table:style-name="ce4" office:value-type="string" calcext:value-type="string">
            <text:p>SALES(IN QTY)</text:p>
          </table:table-cell>
          <table:table-cell table:style-name="ce4" office:value-type="string" calcext:value-type="string">
            <text:p>CLOSING STOCK</text:p>
          </table:table-cell>
          <table:table-cell table:style-name="ce4" office:value-type="string" calcext:value-type="string">
            <text:p>CLOSING STOCK&lt;100</text:p>
          </table:table-cell>
          <table:table-cell table:style-name="ce4" office:value-type="string" calcext:value-type="string">
            <text:p>'’RE-ORDER LEVEL”/”ENOUGH STOCK”.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PU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formula="of:=[.C2]+[.D2]-[.E2]" office:value-type="float" office:value="-50" calcext:value-type="float">
            <text:p>-50</text:p>
          </table:table-cell>
          <table:table-cell table:formula="of:=[.F2]&lt;100" office:value-type="boolean" office:boolean-value="true" calcext:value-type="boolean">
            <text:p>TRUE</text:p>
          </table:table-cell>
          <table:table-cell table:formula="of:=[.F2]&lt;100*([.F2:.F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MONITO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formula="of:=[.C3]+[.D3]-[.E3]" office:value-type="float" office:value="50" calcext:value-type="float">
            <text:p>50</text:p>
          </table:table-cell>
          <table:table-cell table:formula="of:=[.F3]&lt;100" office:value-type="boolean" office:boolean-value="true" calcext:value-type="boolean">
            <text:p>TRUE</text:p>
          </table:table-cell>
          <table:table-cell table:formula="of:=[.F3]&lt;100*([.F3:.F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PRINTER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table:formula="of:=[.C4]+[.D4]-[.E4]" office:value-type="float" office:value="100" calcext:value-type="float">
            <text:p>100</text:p>
          </table:table-cell>
          <table:table-cell table:formula="of:=[.F4]&lt;100" office:value-type="boolean" office:boolean-value="false" calcext:value-type="boolean">
            <text:p>FALSE</text:p>
          </table:table-cell>
          <table:table-cell table:formula="of:=[.F4]&lt;100*([.F4:.F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UPS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[.C5]+[.D5]-[.E5]" office:value-type="float" office:value="100" calcext:value-type="float">
            <text:p>100</text:p>
          </table:table-cell>
          <table:table-cell table:formula="of:=[.F5]&lt;100" office:value-type="boolean" office:boolean-value="false" calcext:value-type="boolean">
            <text:p>FALSE</text:p>
          </table:table-cell>
          <table:table-cell table:formula="of:=[.F5]&lt;100*([.F5:.F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SPEAKERS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formula="of:=[.C6]+[.D6]-[.E6]" office:value-type="float" office:value="50" calcext:value-type="float">
            <text:p>50</text:p>
          </table:table-cell>
          <table:table-cell table:formula="of:=[.F6]&lt;100" office:value-type="boolean" office:boolean-value="true" calcext:value-type="boolean">
            <text:p>TRUE</text:p>
          </table:table-cell>
          <table:table-cell table:formula="of:=[.F6]&lt;100*([.F6:.F10])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1:16:42.942121260</meta:creation-date>
    <dc:date>2023-01-16T12:23:33.919823852</dc:date>
    <meta:editing-duration>PT3M10S</meta:editing-duration>
    <meta:editing-cycles>1</meta:editing-cycles>
    <meta:document-statistic meta:table-count="4" meta:cell-count="214" meta:object-count="0"/>
    <meta:generator>LibreOffice/6.4.7.2$Linux_X86_64 LibreOffice_project/40$Build-2</meta:generator>
  </office:meta>
</office:document-meta>
</file>